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84pt"/>
    </style:style>
    <style:style style:name="co4" style:family="table-column">
      <style:table-column-properties fo:break-before="auto" style:column-width="145.81pt"/>
    </style:style>
    <style:style style:name="co5" style:family="table-column">
      <style:table-column-properties fo:break-before="auto" style:column-width="220.99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ick test</text:p>
          </table:table-cell>
          <table:table-cell table:style-name="ce1" office:value-type="string" calcext:value-type="string">
            <text:p>In-progress by</text:p>
          </table:table-cell>
          <table:table-cell table:style-name="ce1" office:value-type="string" calcext:value-type="string">
            <text:p>Test written?</text:p>
          </table:table-cell>
          <table:table-cell table:style-name="ce1" office:value-type="string" calcext:value-type="string">
            <text:p>Test Run?</text:p>
          </table:table-cell>
          <table:table-cell table:style-name="ce1" office:value-type="string" calcext:value-type="string">
            <text:p>Tested by Production tester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-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-hol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error LED</text:p>
          </table:table-cell>
          <table:table-cell/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 LE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uld flash during programming, but stays red</text:p>
          </table:table-cell>
        </table:table-row>
        <table:table-row table:style-name="ro1">
          <table:table-cell office:value-type="string" calcext:value-type="string">
            <text:p>run 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-5 LED arra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erse power</text:p>
          </table:table-cell>
          <table:table-cell/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 overvoltage</text:p>
          </table:table-cell>
          <table:table-cell/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RT T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RT RX</text:p>
          </table:table-cell>
          <table:table-cell/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dio programm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B pow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-5 hi-Z perform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OS firmwa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p cas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mpar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mul div sub ad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s sin tan sq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atan2 exp ln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snprintf inte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float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esn't work</text:p>
          </table:table-cell>
        </table:table-row>
        <table:table-row table:style-name="ro1">
          <table:table-cell table:style-name="ce2" office:value-type="string" calcext:value-type="string">
            <text:p>strncpy cpy cmp ncmp chr le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t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toul, strtol, etc.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ltoa, utoa, etc.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tchar cangetchar putcha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pinMod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nalogRefer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logWrite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ogRead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gitalWrite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gitalRead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Mode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ach/detachInterru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ach/detachFastinterru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e/noT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ftOut/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lseIn/lo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/randomS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l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ayMicrosecond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2cTranscieve/SetupSla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okSoftPw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OSVersion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getHWVersion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createThread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spendThr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itThr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umeThr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ieldThr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eadSleep/Unt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hread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r/resetTi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texInit/Lock/Trylock/Un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ashErase/flashWr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Su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erialSp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okSysTi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Sho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Server firmw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Event</text:p>
          </table:table-cell>
          <table:table-cell office:value-type="string" calcext:value-type="string">
            <text:p>FAIL</text:p>
          </table:table-cell>
          <table:table-cell table:number-columns-repeated="4"/>
          <table:table-cell office:value-type="string" calcext:value-type="string">
            <text:p>simply don't support on LTC?</text:p>
          </table:table-cell>
        </table:table-row>
        <table:table-row table:style-name="ro1">
          <table:table-cell office:value-type="string" calcext:value-type="string">
            <text:p>eeprom (flasherase, flashwrit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Byte, highBy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Read, bitWr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Set, BitClear, bit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17:55:27.011519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0M19S</meta:editing-duration>
    <meta:editing-cycles>23</meta:editing-cycles>
    <meta:generator>LibreOffice/5.1.4.2$Linux_X86_64 LibreOffice_project/10m0$Build-2</meta:generator>
    <dc:date>2017-01-14T03:00:01.231886476</dc:date>
    <meta:document-statistic meta:table-count="3" meta:cell-count="186" meta:object-count="0"/>
    <meta:user-defined meta:name="Info 1"/>
    <meta:user-defined meta:name="Info 2"/>
    <meta:user-defined meta:name="Info 3"/>
    <meta:user-defined meta:name="Info 4"/>
  </office:meta>
</office:document-meta>
</file>